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bf819e" draw:textarea-horizontal-align="justify" draw:textarea-vertical-align="middle" draw:auto-grow-height="false" fo:min-height="1.668cm" fo:min-width="6.476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36cm" fo:min-width="6.766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textarea-horizontal-align="justify" draw:textarea-vertical-align="middle" draw:auto-grow-height="false" fo:min-height="1.936cm" fo:min-width="6.766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2.184cm" fo:min-width="7.014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7b3ca" draw:textarea-horizontal-align="justify" draw:textarea-vertical-align="middle" draw:auto-grow-height="false" fo:min-height="2.184cm" fo:min-width="7.014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middle" draw:auto-grow-height="false" fo:min-height="1.678cm" fo:min-width="6.508cm" fo:padding-top="0.178cm" fo:padding-bottom="0.178cm" fo:padding-left="0.303cm" fo:padding-right="0.30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middle" draw:auto-grow-height="false" fo:min-height="1.566cm" fo:min-width="5.158cm" fo:padding-top="0.178cm" fo:padding-bottom="0.178cm" fo:padding-left="0.303cm" fo:padding-right="0.30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Dash" svg:stroke-width="0.106cm" svg:stroke-color="#000000" draw:marker-start-width="0.359cm" draw:marker-end="Arrowheads_20_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width="0.106cm" svg:stroke-color="#000000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draw:stroke="dash" draw:stroke-dash="Dash" svg:stroke-width="0.106cm" svg:stroke-color="#000000" draw:marker-start-width="0.359cm" draw:marker-end="Arrowheads_20_7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draw:stroke="dash" draw:stroke-dash="Dash" svg:stroke-width="0.106cm" svg:stroke-color="#000000" draw:marker-start-width="0.359cm" draw:marker-end="Arrowheads_20_9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000000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draw:stroke="dash" draw:stroke-dash="Dash" svg:stroke-width="0.106cm" svg:stroke-color="#000000" draw:marker-start-width="0.359cm" draw:marker-end="Arrowheads_20_12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objectwithoutfill">
      <style:graphic-properties draw:stroke="dash" draw:stroke-dash="Dash" svg:stroke-width="0.106cm" svg:stroke-color="#000000" draw:marker-start-width="0.359cm" draw:marker-end="Arrowheads_20_13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objectwithoutfill">
      <style:graphic-properties draw:stroke="dash" draw:stroke-dash="Dash" svg:stroke-width="0.106cm" svg:stroke-color="#000000" draw:marker-start-width="0.359cm" draw:marker-end="Arrowheads_20_15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20" style:family="graphic" style:parent-style-name="objectwithoutfill">
      <style:graphic-properties draw:stroke="dash" draw:stroke-dash="Dash" svg:stroke-width="0.106cm" svg:stroke-color="#000000" draw:marker-start-width="0.359cm" draw:marker-end="Arrowheads_20_18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draw:stroke="dash" draw:stroke-dash="Dash" svg:stroke-width="0.106cm" svg:stroke-color="#000000" draw:marker-start-width="0.359cm" draw:marker-end="Arrowheads_20_19" draw:marker-end-width="0.459cm" svg:stroke-linecap="butt" draw:fill="none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textarea-horizontal-align="justify" draw:textarea-vertical-align="middle" draw:auto-grow-height="false" fo:min-height="1.227cm" fo:min-width="4.939cm" fo:padding-top="0.178cm" fo:padding-bottom="0.178cm" fo:padding-left="0.303cm" fo:padding-right="0.303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000000" draw:marker-start-width="0.359cm" draw:marker-end-width="0.359cm" draw:fill-color="#bf819e" draw:textarea-horizontal-align="justify" draw:textarea-vertical-align="middle" draw:auto-grow-height="false" fo:min-height="0.971cm" fo:min-width="3.717cm" fo:padding-top="0.178cm" fo:padding-bottom="0.178cm" fo:padding-left="0.303cm" fo:padding-right="0.303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draw:stroke-dash="Dash" svg:stroke-width="0.106cm" svg:stroke-color="#000000" draw:marker-start-width="0.359cm" draw:marker-end-width="0.359cm" svg:stroke-linecap="butt" draw:fill-color="#b7b3ca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Dash" svg:stroke-width="0.106cm" svg:stroke-color="#000000" draw:marker-start-width="0.359cm" draw:marker-end-width="0.359cm" svg:stroke-linecap="butt" draw:fill-color="#ffffff" draw:textarea-horizontal-align="justify" draw:textarea-vertical-align="middle" draw:auto-grow-height="false" fo:min-height="1.397cm" fo:min-width="5.109cm" fo:padding-top="0.178cm" fo:padding-bottom="0.178cm" fo:padding-left="0.303cm" fo:padding-right="0.303cm" style:writing-mode="lr-tb" loext:decorative="false"/>
      <style:paragraph-properties style:writing-mode="lr-tb"/>
    </style:style>
    <style:style style:name="gr2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style:font-name="DejaVu Sans" fo:font-size="14pt" style:font-size-asian="14pt" style:font-size-complex="14pt"/>
    </style:style>
    <style:style style:name="P2" style:family="paragraph">
      <loext:graphic-properties draw:fill-color="#bf819e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3" style:family="paragraph">
      <style:paragraph-properties fo:text-align="center"/>
      <style:text-properties style:font-name="DejaVu Sans" fo:font-size="14pt" fo:text-shadow="1pt 1pt"/>
    </style:style>
    <style:style style:name="P4" style:family="paragraph">
      <style:paragraph-properties fo:text-align="center" style:writing-mode="lr-tb"/>
      <style:text-properties style:font-name="DejaVu Sans" fo:font-size="14pt" fo:text-shadow="1pt 1pt"/>
    </style:style>
    <style:style style:name="P5" style:family="paragraph">
      <loext:graphic-properties draw:fill-color="#b7b3ca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6" style:family="paragraph">
      <style:paragraph-properties fo:text-align="center"/>
      <style:text-properties style:font-name="DejaVu Sans" fo:font-size="14pt" fo:text-shadow="1pt 1pt" style:font-size-asian="14pt" style:font-size-complex="14pt"/>
    </style:style>
    <style:style style:name="P7" style:family="paragraph">
      <style:paragraph-properties fo:text-align="center" style:writing-mode="lr-tb"/>
      <style:text-properties style:font-name="DejaVu Sans" fo:font-size="14pt" fo:text-shadow="1pt 1pt" style:font-size-asian="14pt" style:font-size-complex="14pt"/>
    </style:style>
    <style:style style:name="P8" style:family="paragraph">
      <style:paragraph-properties fo:text-align="center"/>
      <style:text-properties style:font-name="DejaVu Sans" fo:font-size="14pt"/>
    </style:style>
    <style:style style:name="P9" style:family="paragraph">
      <loext:graphic-properties draw:fill-color="#b7b3ca"/>
      <style:paragraph-properties fo:text-align="center" style:writing-mode="lr-tb"/>
      <style:text-properties style:font-name="DejaVu Sans" fo:font-size="14pt"/>
    </style:style>
    <style:style style:name="P10" style:family="paragraph">
      <loext:graphic-properties draw:fill-color="#bf819e"/>
      <style:paragraph-properties fo:text-align="center" style:writing-mode="lr-tb"/>
      <style:text-properties style:font-name="DejaVu Sans" fo:font-size="14pt"/>
    </style:style>
    <style:style style:name="P11" style:family="paragraph">
      <loext:graphic-properties draw:fill="none"/>
      <style:paragraph-properties fo:text-align="center"/>
      <style:text-properties style:font-name="DejaVu Sans"/>
    </style:style>
    <style:style style:name="P12" style:family="paragraph">
      <loext:graphic-properties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style:font-name="DejaVu Sans" fo:font-size="14pt" style:font-size-asian="14pt" style:font-size-complex="14pt"/>
    </style:style>
    <style:style style:name="T2" style:family="text">
      <style:text-properties style:font-name="DejaVu Sans" fo:font-size="14pt" fo:text-shadow="1pt 1pt"/>
    </style:style>
    <style:style style:name="T3" style:family="text">
      <style:text-properties style:font-name="DejaVu Sans" fo:font-size="14pt" fo:text-shadow="1pt 1pt" style:font-size-asian="14pt" style:font-size-complex="14pt"/>
    </style:style>
    <style:style style:name="T4" style:family="text">
      <style:text-properties style:font-name="DejaVu Sans" fo:font-size="14pt"/>
    </style:style>
    <style:style style:name="T5" style:family="text">
      <style:text-properties style:font-name="DejaVu Sans" fo:text-shadow="1pt 1pt" style:font-size-asian="14pt" style:font-size-complex="14pt"/>
    </style:style>
    <style:style style:name="T6" style:family="text">
      <style:text-properties style:font-name="DejaVu San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2" xml:id="id2" draw:id="id2" draw:layer="layout" svg:width="8.89cm" svg:height="2.54cm" svg:x="9.827cm" svg:y="7.548cm">
            <text:p text:style-name="P1"><text:span text:style-name="T1">Fiducial transformation</text:span></text:p>
            <draw:enhanced-geometry svg:viewBox="0 0 21600 21600" draw:glue-points="?f6 0 10800 ?f8 ?f11 10800 ?f9 21600 10800 ?f10 ?f5 10800" draw:text-areas="?f3 ?f3 ?f4 ?f4" draw:type="parallelogram" draw:modifiers="1074.1897388794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4" xml:id="id1" draw:id="id1" draw:layer="layout" svg:width="7.62cm" svg:height="2.54cm" svg:x="2.558cm" svg:y="3.103cm">
            <text:p text:style-name="P3"><text:span text:style-name="T2">Scanned Im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0" draw:id="id10" draw:layer="layout" svg:width="7.62cm" svg:height="2.54cm" svg:x="31.823cm" svg:y="7.548cm">
            <text:p text:style-name="P3"><text:span text:style-name="T2">Calibration protoco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xml:id="id6" draw:id="id6" draw:layer="layout" svg:width="7.62cm" svg:height="2.54cm" svg:x="21.028cm" svg:y="7.548cm">
            <text:p text:style-name="P1"><text:span text:style-name="T1">Measure fiducial</text:span><text:span text:style-name="T1"><text:line-break/></text:span><text:span text:style-name="T1">marks in imag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xml:id="id7" draw:id="id7" draw:layer="layout" svg:width="7.62cm" svg:height="2.54cm" svg:x="21.663cm" svg:y="15.168cm">
            <text:p text:style-name="P6"><text:span text:style-name="T3">GCPs</text:span><text:span text:style-name="T3"><text:line-break/></text:span><text:span text:style-name="T3">(3D Coordinat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9" xml:id="id3" draw:id="id3" draw:layer="layout" svg:width="7.62cm" svg:height="2.54cm" svg:x="10.235cm" svg:y="15.168cm">
            <text:p text:style-name="P8"><text:span text:style-name="T4">Measure GCP</text:span><text:span text:style-name="T4"><text:line-break/></text:span><text:span text:style-name="T4">locations in imag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xml:id="id4" draw:id="id4" draw:layer="layout" svg:width="8.89cm" svg:height="2.54cm" svg:x="9.395cm" svg:y="19.613cm">
            <text:p text:style-name="P8"><text:span text:style-name="T4">Bundle Block Adjustment </text:span><text:span text:style-name="T4"><text:line-break/></text:span><text:span text:style-name="T4">(incl. tie point extration)</text:span></text:p>
            <draw:enhanced-geometry svg:viewBox="0 0 21600 21600" draw:glue-points="?f6 0 10800 ?f8 ?f11 10800 ?f9 21600 10800 ?f10 ?f5 10800" draw:text-areas="?f3 ?f3 ?f4 ?f4" draw:type="parallelogram" draw:modifiers="979.05747384996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4" xml:id="id5" draw:id="id5" draw:layer="layout" svg:width="7.62cm" svg:height="2.54cm" svg:x="10.03cm" svg:y="24.058cm">
            <text:p text:style-name="P3"><text:span text:style-name="T2">Estimated orientation/</text:span><text:span text:style-name="T2"><text:line-break/></text:span><text:span text:style-name="T2">calibration parame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xml:id="id9" draw:id="id9" draw:layer="layout" svg:width="7.62cm" svg:height="2.54cm" svg:x="21.663cm" svg:y="24.058cm">
            <text:p text:style-name="P8"><text:span text:style-name="T4">DEM &amp; orthophoto Workflow</text:span></text:p>
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onnector draw:style-name="gr9" draw:text-style-name="P11" draw:layer="layout" svg:x1="6.368cm" svg:y1="5.643cm" svg:x2="14.493cm" svg:y2="7.548cm" draw:start-shape="id1" draw:start-glue-point="2" draw:end-shape="id2" draw:end-glue-point="4" svg:d="M6368 5643v953h8125v952" svg:viewBox="0 0 8126 1906">
            <text:p/>
          </draw:connector>
          <draw:connector draw:style-name="gr10" draw:text-style-name="P11" draw:layer="layout" svg:x1="14.045cm" svg:y1="17.708cm" svg:x2="14.042cm" svg:y2="19.613cm" draw:start-shape="id3" draw:start-glue-point="2" draw:end-shape="id4" draw:end-glue-point="4" svg:d="M14045 17708v953h-3v952" svg:viewBox="0 0 4 1906">
            <text:p/>
          </draw:connector>
          <draw:connector draw:style-name="gr11" draw:text-style-name="P11" draw:layer="layout" svg:x1="13.84cm" svg:y1="22.153cm" svg:x2="13.84cm" svg:y2="24.058cm" draw:start-shape="id4" draw:start-glue-point="8" draw:end-shape="id5" svg:d="M13840 22153v1905" svg:viewBox="0 0 1 1906">
            <text:p/>
          </draw:connector>
          <draw:custom-shape draw:style-name="gr4" draw:text-style-name="P7" xml:id="id8" draw:id="id8" draw:layer="layout" svg:width="7.62cm" svg:height="2.54cm" svg:x="21.663cm" svg:y="19.613cm">
            <text:p text:style-name="P6"><text:span text:style-name="T3">Approximate exterior orientation valu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" draw:text-style-name="P11" draw:layer="layout" svg:x1="21.028cm" svg:y1="8.818cm" svg:x2="18.496cm" svg:y2="8.818cm" draw:start-shape="id6" draw:start-glue-point="3" draw:end-shape="id2" draw:end-glue-point="6" svg:d="M21028 8818h-2532" svg:viewBox="0 0 2533 1">
            <text:p/>
          </draw:connector>
          <draw:connector draw:style-name="gr13" draw:text-style-name="P11" draw:layer="layout" svg:x1="21.663cm" svg:y1="16.438cm" svg:x2="17.855cm" svg:y2="16.438cm" draw:start-shape="id7" draw:start-glue-point="3" draw:end-shape="id3" draw:end-glue-point="1" svg:d="M21663 16438h-3808" svg:viewBox="0 0 3809 1">
            <text:p/>
          </draw:connector>
          <draw:connector draw:style-name="gr14" draw:text-style-name="P11" draw:layer="layout" svg:x1="21.663cm" svg:y1="20.883cm" svg:x2="18.084cm" svg:y2="20.883cm" draw:start-shape="id8" draw:start-glue-point="3" draw:end-shape="id4" draw:end-glue-point="6" svg:d="M21663 20883h-3579" svg:viewBox="0 0 3580 1">
            <text:p/>
          </draw:connector>
          <draw:connector draw:style-name="gr15" draw:text-style-name="P11" draw:layer="layout" svg:x1="17.65cm" svg:y1="25.328cm" svg:x2="22.036cm" svg:y2="25.328cm" draw:start-shape="id5" draw:start-glue-point="1" draw:end-shape="id9" draw:end-glue-point="9" svg:d="M17650 25328h4386" svg:viewBox="0 0 4387 1">
            <text:p/>
          </draw:connector>
          <draw:connector draw:style-name="gr16" draw:text-style-name="P11" draw:layer="layout" svg:x1="31.823cm" svg:y1="8.818cm" svg:x2="28.648cm" svg:y2="8.818cm" draw:start-shape="id10" draw:start-glue-point="3" draw:end-shape="id6" svg:d="M31823 8818h-3175" svg:viewBox="0 0 3176 1">
            <text:p/>
          </draw:connector>
          <draw:connector draw:style-name="gr17" draw:text-style-name="P11" draw:layer="layout" svg:x1="10.178cm" svg:y1="4.373cm" svg:x2="24.838cm" svg:y2="7.548cm" draw:start-shape="id1" draw:start-glue-point="1" draw:end-shape="id6" draw:end-glue-point="0" svg:d="M10178 4373h14660v3175" svg:viewBox="0 0 14661 3176">
            <text:p/>
          </draw:connector>
          <draw:custom-shape draw:style-name="gr4" draw:text-style-name="P4" xml:id="id11" draw:id="id11" draw:layer="layout" svg:width="7.62cm" svg:height="2.54cm" svg:x="10.235cm" svg:y="11.358cm">
            <text:p text:style-name="P3"><text:span text:style-name="T2">Transformed im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1" draw:layer="layout" draw:line-skew="-0.001cm" svg:x1="14.051cm" svg:y1="10.088cm" svg:x2="14.045cm" svg:y2="11.358cm" draw:start-shape="id2" draw:start-glue-point="7" draw:end-shape="id11" draw:end-glue-point="0" svg:d="M14051 10088v635h-6v635" svg:viewBox="0 0 7 1271">
            <text:p/>
          </draw:connector>
          <draw:connector draw:style-name="gr19" draw:text-style-name="P11" draw:layer="layout" svg:x1="14.045cm" svg:y1="13.898cm" svg:x2="14.045cm" svg:y2="15.168cm" draw:start-shape="id11" draw:start-glue-point="2" draw:end-shape="id3" draw:end-glue-point="0" svg:d="M14045 13898v1270" svg:viewBox="0 0 1 1271">
            <text:p/>
          </draw:connector>
          <draw:connector draw:style-name="gr20" draw:text-style-name="P11" draw:layer="layout" svg:x1="6.368cm" svg:y1="5.643cm" svg:x2="10.235cm" svg:y2="16.438cm" draw:start-shape="id1" draw:start-glue-point="2" draw:end-shape="id3" draw:end-glue-point="3" svg:d="M6368 5643v10795h3867" svg:viewBox="0 0 3868 10796">
            <text:p/>
          </draw:connector>
          <draw:connector draw:style-name="gr21" draw:text-style-name="P11" draw:layer="layout" svg:x1="6.368cm" svg:y1="5.643cm" svg:x2="9.596cm" svg:y2="20.883cm" draw:start-shape="id1" draw:start-glue-point="2" draw:end-shape="id4" draw:end-glue-point="9" svg:d="M6368 5643v15240h3228" svg:viewBox="0 0 3229 15241">
            <text:p/>
          </draw:connector>
          <draw:g draw:style-name="gr1">
            <draw:custom-shape draw:style-name="gr22" draw:text-style-name="P7" draw:layer="layout" svg:width="5.715cm" svg:height="1.753cm" svg:x="33.328cm" svg:y="20.152cm">
              <text:p text:style-name="P6"><text:span text:style-name="T5">Input/</text:span><text:span text:style-name="T5">Outpu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" draw:layer="layout" svg:width="5.715cm" svg:height="1.753cm" svg:x="33.328cm" svg:y="18.012cm">
              <text:p text:style-name="P1"><text:span text:style-name="T6">Computation</text:span></text:p>
              <draw:enhanced-geometry svg:viewBox="0 0 21600 21600" draw:glue-points="?f6 0 10800 ?f8 ?f11 10800 ?f9 21600 10800 ?f10 ?f5 10800" draw:text-areas="?f3 ?f3 ?f4 ?f4" draw:type="parallelogram" draw:modifiers="2115.4463863958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5" draw:layer="layout" svg:width="5.715cm" svg:height="1.753cm" svg:x="33.328cm" svg:y="22.292cm">
              <text:p text:style-name="P1"><text:span text:style-name="T6">User Inpu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12" draw:layer="layout" svg:width="5.715cm" svg:height="1.753cm" svg:x="33.328cm" svg:y="24.445cm">
              <text:p text:style-name="P1"><text:span text:style-name="T6">Optional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style:font-name="DejaVu Sans" fo:font-family="'DejaVu Sans'" style:font-family-generic="swiss" style:font-pitch="variable"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style:font-name="DejaVu Sans" fo:font-family="'DejaVu Sans'" style:font-family-generic="swiss" style:font-pitch="variable"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style:font-name="DejaVu Sans" fo:font-family="'DejaVu Sans'" style:font-family-generic="swiss" style:font-pitch="variable"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37.799cm" svg:height="4.958cm" svg:x="2.1cm" svg:y="1.184cm" presentation:class="title">
        <draw:text-box>
          <text:p>Click to edit the title text format</text:p>
        </draw:text-box>
      </draw:frame>
      <draw:frame presentation:style-name="Mpr2" draw:layer="backgroundobjects" svg:width="37.799cm" svg:height="17.224cm" svg:x="2.1cm" svg:y="6.9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9.785cm" svg:height="2.046cm" svg:x="2.1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13.313cm" svg:height="2.046cm" svg:x="14.364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9.785cm" svg:height="2.046cm" svg:x="30.114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</meta:initial-creator>
    <meta:creation-date>2024-11-17T11:53:48.346145867</meta:creation-date>
    <dc:date>2024-11-19T13:45:41.079092337</dc:date>
    <dc:creator>bob</dc:creator>
    <meta:editing-duration>PT3H23M21S</meta:editing-duration>
    <meta:editing-cycles>16</meta:editing-cycles>
    <meta:generator>LibreOffice/7.6.7.2$Linux_X86_64 LibreOffice_project/60$Build-2</meta:generator>
    <meta:document-statistic meta:object-count="53"/>
  </office:meta>
</office:document-meta>
</file>